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D70000021905EC162F.png" manifest:media-type="image/png"/>
  <manifest:file-entry manifest:full-path="Pictures/10000000000002DD000001DC2A59FC9B.png" manifest:media-type="image/png"/>
  <manifest:file-entry manifest:full-path="Pictures/100000000000018C0000013692BDFD16.png" manifest:media-type="image/png"/>
  <manifest:file-entry manifest:full-path="Pictures/100000000000008200000094C9001C6F.png" manifest:media-type="image/png"/>
  <manifest:file-entry manifest:full-path="Pictures/10000000000001900000012C4B65DA29.png" manifest:media-type="image/png"/>
  <manifest:file-entry manifest:full-path="Pictures/10000000000001C9000000E697A01753.png" manifest:media-type="image/png"/>
  <manifest:file-entry manifest:full-path="Pictures/1000000000000248000001633CF81B5E.png" manifest:media-type="image/png"/>
  <manifest:file-entry manifest:full-path="Pictures/1000000000000365000002967FF0FA77.png" manifest:media-type="image/png"/>
  <manifest:file-entry manifest:full-path="Pictures/100000000000024900000126A3EF3C17.png" manifest:media-type="image/png"/>
  <manifest:file-entry manifest:full-path="Pictures/100000000000010000000100E1D0A975.png" manifest:media-type="image/png"/>
  <manifest:file-entry manifest:full-path="Pictures/10000000000001CF000000EB9DDF6BCA.png" manifest:media-type="image/png"/>
  <manifest:file-entry manifest:full-path="Pictures/100002010000020000000200D19E7BC8.png" manifest:media-type="image/png"/>
  <manifest:file-entry manifest:full-path="Pictures/100000000000044F0000021C58965B70.png" manifest:media-type="image/png"/>
  <manifest:file-entry manifest:full-path="Pictures/100000000000044F000002BCF5FB9FB8.png" manifest:media-type="image/png"/>
  <manifest:file-entry manifest:full-path="Pictures/100000000000044F0000021C4CCA582E.png" manifest:media-type="image/png"/>
  <manifest:file-entry manifest:full-path="Pictures/1000000000000226000000C1B5711778.png" manifest:media-type="image/png"/>
  <manifest:file-entry manifest:full-path="Pictures/100002010000020000000200CC9E343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liday Mailer<text:tab/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Bits Be Flippin'</text:span></text:p>
            <text:p text:style-name="P1"><text:span text:style-name="T2">Sami Awwad</text:span></text:p>
            <text:p text:style-name="P1"><text:span text:style-name="T2">Chris Park</text:span></text:p>
            <text:p text:style-name="P1"><text:span text:style-name="T2">Nathan Pilgrim</text:span></text:p>
          </draw:text-box>
        </draw:frame>
        <draw:frame draw:style-name="gr1" draw:text-style-name="P1" draw:layer="layout" svg:width="6.194cm" svg:height="6.028cm" svg:x="10.836cm" svg:y="4.265cm">
          <draw:image xlink:href="Pictures/100002010000020000000200CC9E34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GUI</text:p>
          </draw:text-box>
        </draw:frame>
        <draw:frame draw:style-name="gr1" draw:text-style-name="P1" draw:layer="layout" svg:width="25.199cm" svg:height="8.842cm" svg:x="1.399cm" svg:y="6.582cm" presentation:class="graphic">
          <draw:image xlink:href="Pictures/1000000000000226000000C1B57117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319cm" svg:height="18.021cm" svg:x="1.637cm" svg:y="2.045cm" presentation:class="graphic" presentation:user-transformed="true">
          <draw:image xlink:href="Pictures/100000000000044F000002BCF5FB9F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706cm" svg:x="3.302cm" svg:y="6.096cm">
          <draw:image xlink:href="Pictures/100000000000044F0000021C4CCA582E.png" xlink:type="simple" xlink:show="embed" xlink:actuate="onLoad">
            <text:p/>
          </draw:image>
        </draw:frame>
        <draw:frame draw:style-name="gr1" draw:text-style-name="P1" draw:layer="layout" svg:width="27.999cm" svg:height="13.706cm" svg:x="14.986cm" svg:y="7.112cm">
          <draw:image xlink:href="Pictures/100000000000044F0000021C58965B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atabase</text:p>
          </draw:text-box>
        </draw:frame>
        <draw:frame draw:style-name="gr1" draw:text-style-name="P1" draw:layer="layout" svg:width="12.179cm" svg:height="12.179cm" svg:x="13.221cm" svg:y="7.887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1" draw:text-style-name="P1" draw:layer="layout" svg:width="12.25cm" svg:height="6.218cm" svg:x="1.212cm" svg:y="5.588cm">
          <draw:image xlink:href="Pictures/10000000000001CF000000EB9DDF6B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1.938cm" svg:height="12.361cm" svg:x="7.874cm" svg:y="4.403cm">
          <draw:image xlink:href="Pictures/100000000000010000000100E1D0A9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L Injection</text:p>
          </draw:text-box>
        </draw:frame>
        <draw:frame draw:style-name="gr1" draw:text-style-name="P1" draw:layer="layout" svg:width="24.236cm" svg:height="12.179cm" svg:x="1.881cm" svg:y="4.913cm" presentation:class="graphic">
          <draw:image xlink:href="Pictures/100000000000024900000126A3EF3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y on the fly</text:p>
          </draw:text-box>
        </draw:frame>
        <draw:frame draw:style-name="gr1" draw:text-style-name="P1" draw:layer="layout" svg:width="18.002cm" svg:height="11.176cm" svg:x="1.048cm" svg:y="4.572cm" presentation:class="graphic" presentation:user-transformed="true">
          <draw:image xlink:href="Pictures/1000000000000248000001633CF81B5E.png" xlink:type="simple" xlink:show="embed" xlink:actuate="onLoad">
            <text:p/>
          </draw:image>
        </draw:frame>
        <draw:frame draw:style-name="gr1" draw:text-style-name="P1" draw:layer="layout" svg:width="14.986cm" svg:height="8.371cm" svg:x="11.43cm" svg:y="11.441cm">
          <draw:image xlink:href="Pictures/10000000000001C9000000E697A017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etwork/HTML Manager</text:p>
          </draw:text-box>
        </draw:frame>
        <draw:frame draw:style-name="gr1" draw:text-style-name="P1" draw:layer="layout" svg:width="15.338cm" svg:height="11.684cm" svg:x="6.506cm" svg:y="5.08cm">
          <draw:image xlink:href="Pictures/10000000000001900000012C4B65DA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6.858cm" svg:height="8.128cm" svg:x="1.778cm" svg:y="2.286cm">
          <draw:image xlink:href="Pictures/100000000000008200000094C9001C6F.png" xlink:type="simple" xlink:show="embed" xlink:actuate="onLoad">
            <text:p/>
          </draw:image>
        </draw:frame>
        <draw:frame draw:style-name="gr1" draw:text-style-name="P1" draw:layer="layout" svg:width="18.306cm" svg:height="15.444cm" svg:x="8.618cm" svg:y="2.082cm">
          <draw:image xlink:href="Pictures/100000000000018C0000013692BDFD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9.395cm" svg:height="12.594cm" svg:x="0.508cm" svg:y="0.868cm">
          <draw:image xlink:href="Pictures/10000000000002DD000001DC2A59FC9B.png" xlink:type="simple" xlink:show="embed" xlink:actuate="onLoad">
            <text:p/>
          </draw:image>
        </draw:frame>
        <draw:frame draw:style-name="gr1" draw:text-style-name="P1" draw:layer="layout" svg:width="19.236cm" svg:height="14.209cm" svg:x="8.323cm" svg:y="6.791cm">
          <draw:image xlink:href="Pictures/10000000000002D70000021905EC16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6.162cm" svg:height="19.802cm" svg:x="0.762cm" svg:y="0.518cm">
          <draw:image xlink:href="Pictures/1000000000000365000002967FF0FA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21:19:23.438000000</meta:creation-date>
    <dc:date>2014-12-09T22:46:21.730000000</dc:date>
    <meta:editing-duration>PT12M48S</meta:editing-duration>
    <meta:editing-cycles>1</meta:editing-cycles>
    <meta:document-statistic meta:object-count="69"/>
    <meta:generator>LibreOffice/4.2.0.4$Windows_x86 LibreOffice_project/05dceb5d363845f2cf968344d7adab8dcfb2ba71</meta:generator>
  </office:meta>
</office:document-meta>
</file>